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8.9mm"/>
    </style:style>
    <style:style style:name="co4" style:family="table-column">
      <style:table-column-properties fo:break-before="auto" style:column-width="17.97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ext-properties style:font-name="Liberation Sans" style:font-name-asian="Noto Sans CJK SC Regular" style:font-name-complex="Noto Sans CJK SC Regular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" style:family="table-cell" style:parent-style-name="Default">
      <style:table-cell-properties fo:background-color="#66ff66" style:text-align-source="fix" style:repeat-content="false" style:vertical-align="automatic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</style:style>
    <style:style style:name="ce10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 style:vertical-align="automatic"/>
      <style:paragraph-properties fo:text-align="center" fo:margin-left="0mm"/>
    </style:style>
    <style:style style:name="ce11" style:family="table-cell" style:parent-style-name="Default">
      <style:table-cell-properties fo:background-color="#ff0000" style:text-align-source="fix" style:repeat-content="false" style:vertical-align="automatic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66ff66" style:text-align-source="fix" style:repeat-content="false" fo:border-left="none" fo:border-right="0.06pt solid #000000" fo:border-top="none" style:vertical-align="automatic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wnd</text:p>
          </table:table-cell>
          <table:table-cell office:value-type="string" calcext:value-type="string">
            <text:p>a(w)</text:p>
          </table:table-cell>
          <table:table-cell/>
          <table:table-cell table:style-name="ce1" office:value-type="string" calcext:value-type="string">
            <text:p>b(w)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[.C2]/256" office:value-type="float" office:value="0.5" calcext:value-type="float">
            <text:p>0.5000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F2]-[.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formula="of:=[.C3]/256" office:value-type="float" office:value="0.4375" calcext:value-type="float">
            <text:p>0.4375</text:p>
          </table:table-cell>
          <table:table-cell table:number-columns-repeated="2" office:value-type="float" office:value="0.44" calcext:value-type="float">
            <text:p>0.44</text:p>
          </table:table-cell>
          <table:table-cell table:formula="of:=[.F3]-[.E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formula="of:=[.C4]/256" office:value-type="float" office:value="0.40625" calcext:value-type="float">
            <text:p>0.4063</text:p>
          </table:table-cell>
          <table:table-cell table:number-columns-repeated="2" office:value-type="float" office:value="0.41" calcext:value-type="float">
            <text:p>0.41</text:p>
          </table:table-cell>
          <table:table-cell table:formula="of:=[.F4]-[.E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formula="of:=[.C5]/256" office:value-type="float" office:value="0.3828125" calcext:value-type="float">
            <text:p>0.3828</text:p>
          </table:table-cell>
          <table:table-cell table:number-columns-repeated="2" office:value-type="float" office:value="0.38" calcext:value-type="float">
            <text:p>0.38</text:p>
          </table:table-cell>
          <table:table-cell table:formula="of:=[.F5]-[.E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formula="of:=[.C6]/256" office:value-type="float" office:value="0.36328125" calcext:value-type="float">
            <text:p>0.3633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table:formula="of:=[.F6]-[.E6]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formula="of:=[.C7]/256" office:value-type="float" office:value="0.34765625" calcext:value-type="float">
            <text:p>0.3477</text:p>
          </table:table-cell>
          <table:table-cell table:number-columns-repeated="2" office:value-type="float" office:value="0.35" calcext:value-type="float">
            <text:p>0.35</text:p>
          </table:table-cell>
          <table:table-cell table:formula="of:=[.F7]-[.E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table:formula="of:=[.C8]/256" office:value-type="float" office:value="0.3359375" calcext:value-type="float">
            <text:p>0.3359</text:p>
          </table:table-cell>
          <table:table-cell table:number-columns-repeated="2" office:value-type="float" office:value="0.34" calcext:value-type="float">
            <text:p>0.34</text:p>
          </table:table-cell>
          <table:table-cell table:formula="of:=[.F8]-[.E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formula="of:=[.C9]/256" office:value-type="float" office:value="0.32421875" calcext:value-type="float">
            <text:p>0.3242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table:formula="of:=[.F9]-[.E9]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formula="of:=[.C10]/256" office:value-type="float" office:value="0.31640625" calcext:value-type="float">
            <text:p>0.3164</text:p>
          </table:table-cell>
          <table:table-cell table:number-columns-repeated="2" office:value-type="float" office:value="0.32" calcext:value-type="float">
            <text:p>0.32</text:p>
          </table:table-cell>
          <table:table-cell table:formula="of:=[.F10]-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formula="of:=[.C11]/256" office:value-type="float" office:value="0.3046875" calcext:value-type="float">
            <text:p>0.3047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table:formula="of:=[.F11]-[.E11]" office:value-type="float" office:value="-0.00999999999999995" calcext:value-type="float">
            <text:p>-0.01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table:formula="of:=[.C12]/256" office:value-type="float" office:value="0.296875" calcext:value-type="float">
            <text:p>0.2969</text:p>
          </table:table-cell>
          <table:table-cell table:number-columns-repeated="2" office:value-type="float" office:value="0.3" calcext:value-type="float">
            <text:p>0.3</text:p>
          </table:table-cell>
          <table:table-cell table:formula="of:=[.F12]-[.E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formula="of:=[.C13]/256" office:value-type="float" office:value="0.2890625" calcext:value-type="float">
            <text:p>0.2891</text:p>
          </table:table-cell>
          <table:table-cell table:number-columns-repeated="2" office:value-type="float" office:value="0.29" calcext:value-type="float">
            <text:p>0.29</text:p>
          </table:table-cell>
          <table:table-cell table:formula="of:=[.F13]-[.E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table:formula="of:=[.C14]/256" office:value-type="float" office:value="0.28125" calcext:value-type="float">
            <text:p>0.2813</text:p>
          </table:table-cell>
          <table:table-cell table:number-columns-repeated="2" office:value-type="float" office:value="0.28" calcext:value-type="float">
            <text:p>0.28</text:p>
          </table:table-cell>
          <table:table-cell table:formula="of:=[.F14]-[.E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table:formula="of:=[.C15]/256" office:value-type="float" office:value="0.27734375" calcext:value-type="float">
            <text:p>0.2773</text:p>
          </table:table-cell>
          <table:table-cell table:number-columns-repeated="2" office:value-type="float" office:value="0.28" calcext:value-type="float">
            <text:p>0.28</text:p>
          </table:table-cell>
          <table:table-cell table:formula="of:=[.F15]-[.E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table:formula="of:=[.C16]/256" office:value-type="float" office:value="0.26953125" calcext:value-type="float">
            <text:p>0.2695</text:p>
          </table:table-cell>
          <table:table-cell table:number-columns-repeated="2" office:value-type="float" office:value="0.27" calcext:value-type="float">
            <text:p>0.27</text:p>
          </table:table-cell>
          <table:table-cell table:formula="of:=[.F16]-[.E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formula="of:=[.C17]/256" office:value-type="float" office:value="0.265625" calcext:value-type="float">
            <text:p>0.2656</text:p>
          </table:table-cell>
          <table:table-cell table:number-columns-repeated="2" office:value-type="float" office:value="0.27" calcext:value-type="float">
            <text:p>0.27</text:p>
          </table:table-cell>
          <table:table-cell table:formula="of:=[.F17]-[.E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[.C18]/256" office:value-type="float" office:value="0.2578125" calcext:value-type="float">
            <text:p>0.2578</text:p>
          </table:table-cell>
          <table:table-cell table:number-columns-repeated="2" office:value-type="float" office:value="0.26" calcext:value-type="float">
            <text:p>0.26</text:p>
          </table:table-cell>
          <table:table-cell table:formula="of:=[.F18]-[.E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table:formula="of:=[.C19]/256" office:value-type="float" office:value="0.25390625" calcext:value-type="float">
            <text:p>0.2539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table:formula="of:=[.F19]-[.E19]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formula="of:=[.C20]/256" office:value-type="float" office:value="0.25" calcext:value-type="float">
            <text:p>0.2500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[.F20]-[.E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formula="of:=[.C21]/256" office:value-type="float" office:value="0.2421875" calcext:value-type="float">
            <text:p>0.242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table:formula="of:=[.F21]-[.E21]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formula="of:=[.C22]/256" office:value-type="float" office:value="0.23828125" calcext:value-type="float">
            <text:p>0.2383</text:p>
          </table:table-cell>
          <table:table-cell table:number-columns-repeated="2" office:value-type="float" office:value="0.24" calcext:value-type="float">
            <text:p>0.24</text:p>
          </table:table-cell>
          <table:table-cell table:formula="of:=[.F22]-[.E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formula="of:=[.C23]/256" office:value-type="float" office:value="0.234375" calcext:value-type="float">
            <text:p>0.2344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table:formula="of:=[.F23]-[.E23]" office:value-type="float" office:value="-0.00999999999999998" calcext:value-type="float">
            <text:p>-0.01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formula="of:=[.C24]/256" office:value-type="float" office:value="0.23046875" calcext:value-type="float">
            <text:p>0.2305</text:p>
          </table:table-cell>
          <table:table-cell table:number-columns-repeated="2" office:value-type="float" office:value="0.23" calcext:value-type="float">
            <text:p>0.23</text:p>
          </table:table-cell>
          <table:table-cell table:formula="of:=[.F24]-[.E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formula="of:=[.C25]/256" office:value-type="float" office:value="0.2265625" calcext:value-type="float">
            <text:p>0.2266</text:p>
          </table:table-cell>
          <table:table-cell table:number-columns-repeated="2" office:value-type="float" office:value="0.23" calcext:value-type="float">
            <text:p>0.23</text:p>
          </table:table-cell>
          <table:table-cell table:formula="of:=[.F25]-[.E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formula="of:=[.C26]/256" office:value-type="float" office:value="0.22265625" calcext:value-type="float">
            <text:p>0.2227</text:p>
          </table:table-cell>
          <table:table-cell table:number-columns-repeated="2" office:value-type="float" office:value="0.22" calcext:value-type="float">
            <text:p>0.22</text:p>
          </table:table-cell>
          <table:table-cell table:formula="of:=[.F26]-[.E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formula="of:=[.C27]/256" office:value-type="float" office:value="0.21875" calcext:value-type="float">
            <text:p>0.2188</text:p>
          </table:table-cell>
          <table:table-cell table:number-columns-repeated="2" office:value-type="float" office:value="0.22" calcext:value-type="float">
            <text:p>0.22</text:p>
          </table:table-cell>
          <table:table-cell table:formula="of:=[.F27]-[.E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6" calcext:value-type="float">
            <text:p>872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formula="of:=[.C28]/256" office:value-type="float" office:value="0.21484375" calcext:value-type="float">
            <text:p>0.214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table:formula="of:=[.F28]-[.E28]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9346" calcext:value-type="float">
            <text:p>934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formula="of:=[.C29]/256" office:value-type="float" office:value="0.2109375" calcext:value-type="float">
            <text:p>0.2109</text:p>
          </table:table-cell>
          <table:table-cell table:number-columns-repeated="2" office:value-type="float" office:value="0.21" calcext:value-type="float">
            <text:p>0.21</text:p>
          </table:table-cell>
          <table:table-cell table:formula="of:=[.F29]-[.E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formula="of:=[.C30]/256" office:value-type="float" office:value="0.20703125" calcext:value-type="float">
            <text:p>0.2070</text:p>
          </table:table-cell>
          <table:table-cell table:number-columns-repeated="2" office:value-type="float" office:value="0.21" calcext:value-type="float">
            <text:p>0.21</text:p>
          </table:table-cell>
          <table:table-cell table:formula="of:=[.F30]-[.E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1" calcext:value-type="float">
            <text:p>1066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formula="of:=[.C31]/256" office:value-type="float" office:value="0.203125" calcext:value-type="float">
            <text:p>0.2031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table:formula="of:=[.F31]-[.E31]" office:value-type="float" office:value="-0.00999999999999998" calcext:value-type="float">
            <text:p>-0.01</text:p>
          </table:table-cell>
        </table:table-row>
        <table:table-row table:style-name="ro1">
          <table:table-cell office:value-type="float" office:value="11358" calcext:value-type="float">
            <text:p>11358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formula="of:=[.C32]/256" office:value-type="float" office:value="0.203125" calcext:value-type="float">
            <text:p>0.2031</text:p>
          </table:table-cell>
          <table:table-cell table:number-columns-repeated="2" office:value-type="float" office:value="0.2" calcext:value-type="float">
            <text:p>0.2</text:p>
          </table:table-cell>
          <table:table-cell table:formula="of:=[.F32]-[.E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2" calcext:value-type="float">
            <text:p>1208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formula="of:=[.C33]/256" office:value-type="float" office:value="0.19921875" calcext:value-type="float">
            <text:p>0.1992</text:p>
          </table:table-cell>
          <table:table-cell table:number-columns-repeated="2" office:value-type="float" office:value="0.2" calcext:value-type="float">
            <text:p>0.2</text:p>
          </table:table-cell>
          <table:table-cell table:formula="of:=[.F33]-[.E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4" calcext:value-type="float">
            <text:p>1283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C34]/256" office:value-type="float" office:value="0.1953125" calcext:value-type="float">
            <text:p>0.1953</text:p>
          </table:table-cell>
          <table:table-cell table:number-columns-repeated="2" office:value-type="float" office:value="0.2" calcext:value-type="float">
            <text:p>0.2</text:p>
          </table:table-cell>
          <table:table-cell table:formula="of:=[.F34]-[.E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4" calcext:value-type="float">
            <text:p>1361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formula="of:=[.C35]/256" office:value-type="float" office:value="0.19140625" calcext:value-type="float">
            <text:p>0.1914</text:p>
          </table:table-cell>
          <table:table-cell table:number-columns-repeated="2" office:value-type="float" office:value="0.19" calcext:value-type="float">
            <text:p>0.19</text:p>
          </table:table-cell>
          <table:table-cell table:formula="of:=[.F35]-[.E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[.C36]/256" office:value-type="float" office:value="0.1875" calcext:value-type="float">
            <text:p>0.1875</text:p>
          </table:table-cell>
          <table:table-cell table:number-columns-repeated="2" office:value-type="float" office:value="0.19" calcext:value-type="float">
            <text:p>0.19</text:p>
          </table:table-cell>
          <table:table-cell table:formula="of:=[.F36]-[.E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5" calcext:value-type="float">
            <text:p>1526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formula="of:=[.C37]/256" office:value-type="float" office:value="0.1875" calcext:value-type="float">
            <text:p>0.1875</text:p>
          </table:table-cell>
          <table:table-cell table:number-columns-repeated="2" office:value-type="float" office:value="0.19" calcext:value-type="float">
            <text:p>0.19</text:p>
          </table:table-cell>
          <table:table-cell table:formula="of:=[.F37]-[.E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7" calcext:value-type="float">
            <text:p>1613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formula="of:=[.C38]/256" office:value-type="float" office:value="0.18359375" calcext:value-type="float">
            <text:p>0.183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table:formula="of:=[.F38]-[.E38]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7042" calcext:value-type="float">
            <text:p>1704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formula="of:=[.C39]/256" office:value-type="float" office:value="0.1796875" calcext:value-type="float">
            <text:p>0.1797</text:p>
          </table:table-cell>
          <table:table-cell table:number-columns-repeated="2" office:value-type="float" office:value="0.18" calcext:value-type="float">
            <text:p>0.18</text:p>
          </table:table-cell>
          <table:table-cell table:formula="of:=[.F39]-[.E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1" calcext:value-type="float">
            <text:p>1798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formula="of:=[.C40]/256" office:value-type="float" office:value="0.17578125" calcext:value-type="float">
            <text:p>0.1758</text:p>
          </table:table-cell>
          <table:table-cell table:number-columns-repeated="2" office:value-type="float" office:value="0.18" calcext:value-type="float">
            <text:p>0.18</text:p>
          </table:table-cell>
          <table:table-cell table:formula="of:=[.F40]-[.E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5" calcext:value-type="float">
            <text:p>1895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C41]/256" office:value-type="float" office:value="0.17578125" calcext:value-type="float">
            <text:p>0.1758</text:p>
          </table:table-cell>
          <table:table-cell table:number-columns-repeated="2" office:value-type="float" office:value="0.18" calcext:value-type="float">
            <text:p>0.18</text:p>
          </table:table-cell>
          <table:table-cell table:formula="of:=[.F41]-[.E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5" calcext:value-type="float">
            <text:p>1996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[.C42]/256" office:value-type="float" office:value="0.171875" calcext:value-type="float">
            <text:p>0.1719</text:p>
          </table:table-cell>
          <table:table-cell table:number-columns-repeated="2" office:value-type="float" office:value="0.17" calcext:value-type="float">
            <text:p>0.17</text:p>
          </table:table-cell>
          <table:table-cell table:formula="of:=[.F42]-[.E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3" calcext:value-type="float">
            <text:p>2101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[.C43]/256" office:value-type="float" office:value="0.16796875" calcext:value-type="float">
            <text:p>0.1680</text:p>
          </table:table-cell>
          <table:table-cell table:number-columns-repeated="2" office:value-type="float" office:value="0.17" calcext:value-type="float">
            <text:p>0.17</text:p>
          </table:table-cell>
          <table:table-cell table:formula="of:=[.F43]-[.E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1" calcext:value-type="float">
            <text:p>22101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[.C44]/256" office:value-type="float" office:value="0.16796875" calcext:value-type="float">
            <text:p>0.1680</text:p>
          </table:table-cell>
          <table:table-cell table:number-columns-repeated="2" office:value-type="float" office:value="0.17" calcext:value-type="float">
            <text:p>0.17</text:p>
          </table:table-cell>
          <table:table-cell table:formula="of:=[.F44]-[.E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0" calcext:value-type="float">
            <text:p>2323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[.C45]/256" office:value-type="float" office:value="0.1640625" calcext:value-type="float">
            <text:p>0.1641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table:formula="of:=[.F45]-[.E45]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4402" calcext:value-type="float">
            <text:p>2440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formula="of:=[.C46]/256" office:value-type="float" office:value="0.16015625" calcext:value-type="float">
            <text:p>0.1602</text:p>
          </table:table-cell>
          <table:table-cell table:number-columns-repeated="2" office:value-type="float" office:value="0.16" calcext:value-type="float">
            <text:p>0.16</text:p>
          </table:table-cell>
          <table:table-cell table:formula="of:=[.F46]-[.E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8" calcext:value-type="float">
            <text:p>2561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[.C47]/256" office:value-type="float" office:value="0.16015625" calcext:value-type="float">
            <text:p>0.1602</text:p>
          </table:table-cell>
          <table:table-cell table:number-columns-repeated="2" office:value-type="float" office:value="0.16" calcext:value-type="float">
            <text:p>0.16</text:p>
          </table:table-cell>
          <table:table-cell table:formula="of:=[.F47]-[.E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1" calcext:value-type="float">
            <text:p>2688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formula="of:=[.C48]/256" office:value-type="float" office:value="0.15625" calcext:value-type="float">
            <text:p>0.1563</text:p>
          </table:table-cell>
          <table:table-cell table:number-columns-repeated="2" office:value-type="float" office:value="0.16" calcext:value-type="float">
            <text:p>0.16</text:p>
          </table:table-cell>
          <table:table-cell table:formula="of:=[.F48]-[.E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3" calcext:value-type="float">
            <text:p>28193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[.C49]/256" office:value-type="float" office:value="0.15234375" calcext:value-type="float">
            <text:p>0.1523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table:formula="of:=[.F49]-[.E49]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9557" calcext:value-type="float">
            <text:p>2955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formula="of:=[.C50]/256" office:value-type="float" office:value="0.15234375" calcext:value-type="float">
            <text:p>0.1523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F50]-[.E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5" calcext:value-type="float">
            <text:p>3097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C51]/256" office:value-type="float" office:value="0.1484375" calcext:value-type="float">
            <text:p>0.1484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F51]-[.E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50" calcext:value-type="float">
            <text:p>3245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formula="of:=[.C52]/256" office:value-type="float" office:value="0.1484375" calcext:value-type="float">
            <text:p>0.1484</text:p>
          </table:table-cell>
          <table:table-cell table:number-columns-repeated="2" office:value-type="float" office:value="0.15" calcext:value-type="float">
            <text:p>0.15</text:p>
          </table:table-cell>
          <table:table-cell table:formula="of:=[.F52]-[.E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86" calcext:value-type="float">
            <text:p>33986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formula="of:=[.C53]/256" office:value-type="float" office:value="0.14453125" calcext:value-type="float">
            <text:p>0.1445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table:formula="of:=[.F53]-[.E53]" office:value-type="float" office:value="-0.00999999999999998" calcext:value-type="float">
            <text:p>-0.01</text:p>
          </table:table-cell>
        </table:table-row>
        <table:table-row table:style-name="ro1">
          <table:table-cell office:value-type="float" office:value="35586" calcext:value-type="float">
            <text:p>35586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formula="of:=[.C54]/256" office:value-type="float" office:value="0.140625" calcext:value-type="float">
            <text:p>0.1406</text:p>
          </table:table-cell>
          <table:table-cell table:number-columns-repeated="2" office:value-type="float" office:value="0.14" calcext:value-type="float">
            <text:p>0.14</text:p>
          </table:table-cell>
          <table:table-cell table:formula="of:=[.F54]-[.E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53" calcext:value-type="float">
            <text:p>37253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formula="of:=[.C55]/256" office:value-type="float" office:value="0.140625" calcext:value-type="float">
            <text:p>0.1406</text:p>
          </table:table-cell>
          <table:table-cell table:number-columns-repeated="2" office:value-type="float" office:value="0.14" calcext:value-type="float">
            <text:p>0.14</text:p>
          </table:table-cell>
          <table:table-cell table:formula="of:=[.F55]-[.E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92" calcext:value-type="float">
            <text:p>38992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[.C56]/256" office:value-type="float" office:value="0.13671875" calcext:value-type="float">
            <text:p>0.1367</text:p>
          </table:table-cell>
          <table:table-cell table:number-columns-repeated="2" office:value-type="float" office:value="0.14" calcext:value-type="float">
            <text:p>0.14</text:p>
          </table:table-cell>
          <table:table-cell table:formula="of:=[.F56]-[.E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08" calcext:value-type="float">
            <text:p>4080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formula="of:=[.C57]/256" office:value-type="float" office:value="0.13671875" calcext:value-type="float">
            <text:p>0.1367</text:p>
          </table:table-cell>
          <table:table-cell table:number-columns-repeated="2" office:value-type="float" office:value="0.14" calcext:value-type="float">
            <text:p>0.14</text:p>
          </table:table-cell>
          <table:table-cell table:formula="of:=[.F57]-[.E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07" calcext:value-type="float">
            <text:p>42707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table:formula="of:=[.C58]/256" office:value-type="float" office:value="0.1328125" calcext:value-type="float">
            <text:p>0.1328</text:p>
          </table:table-cell>
          <table:table-cell table:number-columns-repeated="2" office:value-type="float" office:value="0.13" calcext:value-type="float">
            <text:p>0.13</text:p>
          </table:table-cell>
          <table:table-cell table:formula="of:=[.F58]-[.E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94" calcext:value-type="float">
            <text:p>44694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formula="of:=[.C59]/256" office:value-type="float" office:value="0.12890625" calcext:value-type="float">
            <text:p>0.1289</text:p>
          </table:table-cell>
          <table:table-cell table:number-columns-repeated="2" office:value-type="float" office:value="0.13" calcext:value-type="float">
            <text:p>0.13</text:p>
          </table:table-cell>
          <table:table-cell table:formula="of:=[.F59]-[.E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76" calcext:value-type="float">
            <text:p>46776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table:formula="of:=[.C60]/256" office:value-type="float" office:value="0.12890625" calcext:value-type="float">
            <text:p>0.1289</text:p>
          </table:table-cell>
          <table:table-cell table:number-columns-repeated="2" office:value-type="float" office:value="0.13" calcext:value-type="float">
            <text:p>0.13</text:p>
          </table:table-cell>
          <table:table-cell table:formula="of:=[.F60]-[.E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61" calcext:value-type="float">
            <text:p>4896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formula="of:=[.C61]/256" office:value-type="float" office:value="0.125" calcext:value-type="float">
            <text:p>0.1250</text:p>
          </table:table-cell>
          <table:table-cell table:number-columns-repeated="2" office:value-type="float" office:value="0.13" calcext:value-type="float">
            <text:p>0.13</text:p>
          </table:table-cell>
          <table:table-cell table:formula="of:=[.F61]-[.E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58" calcext:value-type="float">
            <text:p>51258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formula="of:=[.C62]/256" office:value-type="float" office:value="0.125" calcext:value-type="float">
            <text:p>0.1250</text:p>
          </table:table-cell>
          <table:table-cell table:number-columns-repeated="2" office:value-type="float" office:value="0.13" calcext:value-type="float">
            <text:p>0.13</text:p>
          </table:table-cell>
          <table:table-cell table:formula="of:=[.F62]-[.E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77" calcext:value-type="float">
            <text:p>53677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formula="of:=[.C63]/256" office:value-type="float" office:value="0.12109375" calcext:value-type="float">
            <text:p>0.1211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F63]-[.E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30" calcext:value-type="float">
            <text:p>56230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formula="of:=[.C64]/256" office:value-type="float" office:value="0.1171875" calcext:value-type="float">
            <text:p>0.1172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F64]-[.E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formula="of:=[.C65]/256" office:value-type="float" office:value="0.1171875" calcext:value-type="float">
            <text:p>0.1172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F65]-[.E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99" calcext:value-type="float">
            <text:p>61799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formula="of:=[.C66]/256" office:value-type="float" office:value="0.11328125" calcext:value-type="float">
            <text:p>0.113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table:formula="of:=[.F66]-[.E66]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4851" calcext:value-type="float">
            <text:p>64851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table:formula="of:=[.C67]/256" office:value-type="float" office:value="0.109375" calcext:value-type="float">
            <text:p>0.1094</text:p>
          </table:table-cell>
          <table:table-cell table:number-columns-repeated="2" office:value-type="float" office:value="0.11" calcext:value-type="float">
            <text:p>0.11</text:p>
          </table:table-cell>
          <table:table-cell table:formula="of:=[.F67]-[.E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13" calcext:value-type="float">
            <text:p>68113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formula="of:=[.C68]/256" office:value-type="float" office:value="0.109375" calcext:value-type="float">
            <text:p>0.1094</text:p>
          </table:table-cell>
          <table:table-cell table:number-columns-repeated="2" office:value-type="float" office:value="0.11" calcext:value-type="float">
            <text:p>0.11</text:p>
          </table:table-cell>
          <table:table-cell table:formula="of:=[.F68]-[.E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17" calcext:value-type="float">
            <text:p>71617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formula="of:=[.C69]/256" office:value-type="float" office:value="0.10546875" calcext:value-type="float">
            <text:p>0.1055</text:p>
          </table:table-cell>
          <table:table-cell table:number-columns-repeated="2" office:value-type="float" office:value="0.11" calcext:value-type="float">
            <text:p>0.11</text:p>
          </table:table-cell>
          <table:table-cell table:formula="of:=[.F69]-[.E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01" calcext:value-type="float">
            <text:p>75401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table:formula="of:=[.C70]/256" office:value-type="float" office:value="0.1015625" calcext:value-type="float">
            <text:p>0.1016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F70]-[.E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17" calcext:value-type="float">
            <text:p>79517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formula="of:=[.C71]/256" office:value-type="float" office:value="0.1015625" calcext:value-type="float">
            <text:p>0.1016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F71]-[.E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35" calcext:value-type="float">
            <text:p>84035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formula="of:=[.C72]/256" office:value-type="float" office:value="0.09765625" calcext:value-type="float">
            <text:p>0.0977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[.F72]-[.E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53" calcext:value-type="float">
            <text:p>89053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formula="of:=[.C73]/256" office:value-type="float" office:value="0.09375" calcext:value-type="float">
            <text:p>0.093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table:formula="of:=[.F73]-[.E73]" office:value-type="float" office:value="-0.01" calcext:value-type="float">
            <text:p>-0.01</text:p>
          </table:table-cell>
        </table:table-row>
        <table:table-row table:style-name="ro1" table:number-rows-repeated="1048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shapes>
          <draw:frame draw:z-index="1" draw:style-name="gr1" draw:text-style-name="P1" svg:width="160mm" svg:height="97.5mm" svg:x="159.5mm" svg:y="0mm">
            <loext:p draw:notify-on-update-of-ranges="Sheet1.A2:Sheet1.A73 Sheet1.D1:Sheet1.D1 Sheet1.D2:Sheet1.D7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15" table:default-cell-style-name="Default"/>
        <table:table-column table:style-name="co4" table:default-cell-style-name="Default"/>
        <table:table-row table:style-name="ro1">
          <table:table-cell>
            <draw:frame table:end-cell-address="Sheet2.H22" table:end-x="1.96mm" table:end-y="2.68mm" draw:z-index="0" draw:style-name="gr1" draw:text-style-name="P1" svg:width="160mm" svg:height="97.52mm" svg:x="0mm" svg:y="0mm">
              <loext:p draw:notify-on-update-of-ranges="Sheet1.A2:Sheet1.A73 Sheet1.B1:Sheet1.B1 Sheet1.B2:Sheet1.B7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</table:table>
      <table:table table:name="Sheet3" table:style-name="ta1">
        <table:table-column table:style-name="co5" table:default-cell-style-name="Default"/>
        <table:table-column table:style-name="co6" table:number-columns-repeated="1021" table:default-cell-style-name="ce7"/>
        <table:table-column table:style-name="co6" table:number-columns-repeated="2" table:default-cell-style-name="Default"/>
        <table:table-row table:style-name="ro1">
          <table:table-cell table:style-name="ce3" office:value-type="string" calcext:value-type="string">
            <text:p>Seq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984"/>
        </table:table-row>
        <table:table-row table:style-name="ro1">
          <table:table-cell table:style-name="ce4" office:value-type="string" calcext:value-type="string">
            <text:p>Te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984"/>
        </table:table-row>
        <table:table-row table:style-name="ro2">
          <table:table-cell table:style-name="ce4" office:value-type="string" calcext:value-type="string">
            <text:p>报文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8"/>
          <table:table-cell table:style-name="ce13"/>
          <table:table-cell table:number-columns-repeated="984"/>
        </table:table-row>
        <table:table-row table:style-name="ro2">
          <table:table-cell table:style-name="ce4" office:value-type="string" calcext:value-type="string">
            <text:p>报文2</text:p>
          </table:table-cell>
          <table:table-cell table:number-columns-repeated="15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/>
          <table:table-cell table:style-name="ce13"/>
          <table:table-cell table:number-columns-repeated="984"/>
        </table:table-row>
        <table:table-row table:style-name="ro2">
          <table:table-cell table:style-name="ce4" office:value-type="string" calcext:value-type="string">
            <text:p>报文3</text:p>
          </table:table-cell>
          <table:table-cell table:number-columns-repeated="29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984"/>
        </table:table-row>
        <table:table-row table:style-name="ro2">
          <table:table-cell table:style-name="ce4" office:value-type="string" calcext:value-type="string">
            <text:p>报文4</text:p>
          </table:table-cell>
          <table:table-cell table:number-columns-repeated="22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6"/>
          <table:table-cell table:style-name="ce13"/>
          <table:table-cell table:number-columns-repeated="984"/>
        </table:table-row>
        <table:table-row table:style-name="ro2">
          <table:table-cell table:style-name="ce5" office:value-type="string" calcext:value-type="string">
            <text:p>报文5</text:p>
          </table:table-cell>
          <table:table-cell table:style-name="ce9" table:number-columns-repeated="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9" table:number-columns-repeated="18"/>
          <table:table-cell table:style-name="ce15"/>
          <table:table-cell table:number-columns-repeated="98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7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00/00/00</text:date>, <text:time style:data-style-name="N2" text:time-value="22:41:21.82680742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4:55:18.671760885</meta:creation-date>
    <dc:date>2016-10-21T23:28:16.871431806</dc:date>
    <meta:editing-duration>PT34M13S</meta:editing-duration>
    <meta:editing-cycles>8</meta:editing-cycles>
    <meta:generator>LibreOffice/5.1.4.2$Linux_X86_64 LibreOffice_project/10m0$Build-2</meta:generator>
    <meta:document-statistic meta:table-count="3" meta:cell-count="6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753cm" xlink:href=".." xlink:type="simple" chart:class="chart:scatter" chart:style-name="ch1">
        <chart:title svg:x="6.121cm" svg:y="0.33cm" chart:style-name="ch2">
          <text:p>a(w)与cwnd关系</text:p>
        </chart:title>
        <chart:plot-area chart:style-name="ch3" table:cell-range-address="Sheet1.A2:Sheet1.B73 Sheet1.B1:Sheet1.B1" chart:data-source-has-labels="row" svg:x="1.331cm" svg:y="1.49cm" svg:width="14.35cm" svg:height="7.087cm">
          <chartooo:coordinate-region svg:x="1.952cm" svg:y="1.689cm" svg:width="13.172cm" svg:height="6.241cm"/>
          <chart:axis chart:dimension="x" chart:name="primary-x" chart:style-name="ch4">
            <chart:title svg:x="8.065cm" svg:y="8.772cm" chart:style-name="ch5">
              <text:p>cwnd</text:p>
            </chart:title>
          </chart:axis>
          <chart:axis chart:dimension="y" chart:name="primary-y" chart:style-name="ch4">
            <chart:title svg:x="0.451cm" svg:y="5.408cm" chart:style-name="ch6">
              <text:p>a(w)</text:p>
            </chart:title>
            <chart:grid chart:style-name="ch7" chart:class="major"/>
          </chart:axis>
          <chart:series chart:style-name="ch8" chart:values-cell-range-address="Sheet1.B2:Sheet1.B73" chart:label-cell-address="Sheet1.B1:Sheet1.B1" chart:class="chart:scatter">
            <chart:domain table:cell-range-address="Sheet1.A2:Sheet1.A73"/>
            <chart:data-point chart:repeated="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a(w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Sheet1.A2:Sheet1.A73</svg:desc>
                </draw:g>
              </table:table-cell>
              <table:table-cell office:value-type="float" office:value="1">
                <text:p>1</text:p>
                <draw:g>
                  <svg:desc>Sheet1.B2:Sheet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1">
                <text:p>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">
                <text:p>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">
                <text:p>4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3">
                <text:p>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1">
                <text:p>8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8">
                <text:p>10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4">
                <text:p>12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9">
                <text:p>15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93">
                <text:p>17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76">
                <text:p>20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8">
                <text:p>23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99">
                <text:p>26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39">
                <text:p>30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99">
                <text:p>33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78">
                <text:p>37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77">
                <text:p>41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6">
                <text:p>45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36">
                <text:p>50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97">
                <text:p>54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79">
                <text:p>59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83">
                <text:p>64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9">
                <text:p>7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58">
                <text:p>75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30">
                <text:p>81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6">
                <text:p>87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46">
                <text:p>93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91">
                <text:p>99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661">
                <text:p>106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358">
                <text:p>113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82">
                <text:p>120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34">
                <text:p>128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14">
                <text:p>136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24">
                <text:p>144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265">
                <text:p>152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137">
                <text:p>16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042">
                <text:p>170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981">
                <text:p>179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55">
                <text:p>189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65">
                <text:p>199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13">
                <text:p>210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101">
                <text:p>221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230">
                <text:p>232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402">
                <text:p>244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618">
                <text:p>256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881">
                <text:p>268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193">
                <text:p>281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57">
                <text:p>295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975">
                <text:p>309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450">
                <text:p>324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986">
                <text:p>339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586">
                <text:p>355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253">
                <text:p>372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992">
                <text:p>389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808">
                <text:p>408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707">
                <text:p>427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694">
                <text:p>446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776">
                <text:p>4677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961">
                <text:p>489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258">
                <text:p>512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677">
                <text:p>536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230">
                <text:p>562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932">
                <text:p>589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799">
                <text:p>617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851">
                <text:p>648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113">
                <text:p>681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617">
                <text:p>716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401">
                <text:p>754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517">
                <text:p>795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035">
                <text:p>840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053">
                <text:p>89053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751cm" xlink:href=".." xlink:type="simple" chart:class="chart:scatter" chart:style-name="ch1">
        <chart:title svg:x="5.896cm" svg:y="0.33cm" chart:style-name="ch2">
          <text:p>b(w)与cwnd的关系</text:p>
        </chart:title>
        <chart:plot-area chart:style-name="ch3" table:cell-range-address="Sheet1.A2:Sheet1.A73 Sheet1.D1:Sheet1.D73" chart:data-source-has-labels="row" svg:x="1.331cm" svg:y="1.49cm" svg:width="14.35cm" svg:height="7.085cm">
          <chartooo:coordinate-region svg:x="2.614cm" svg:y="1.69cm" svg:width="12.51cm" svg:height="6.238cm"/>
          <chart:axis chart:dimension="x" chart:name="primary-x" chart:style-name="ch4">
            <chart:title svg:x="8.065cm" svg:y="8.77cm" chart:style-name="ch5">
              <text:p>cwnd</text:p>
            </chart:title>
          </chart:axis>
          <chart:axis chart:dimension="y" chart:name="primary-y" chart:style-name="ch6">
            <chart:title svg:x="0.451cm" svg:y="5.407cm" chart:style-name="ch7">
              <text:p>b(w)</text:p>
            </chart:title>
            <chart:grid chart:style-name="ch8" chart:class="major"/>
          </chart:axis>
          <chart:series chart:style-name="ch9" chart:values-cell-range-address="Sheet1.D2:Sheet1.D73" chart:label-cell-address="Sheet1.D1:Sheet1.D1" chart:class="chart:scatter">
            <chart:domain table:cell-range-address="Sheet1.A2:Sheet1.A73"/>
            <chart:data-point chart:repeated="7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b(w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Sheet1.A2:Sheet1.A73</svg:desc>
                </draw:g>
              </table:table-cell>
              <table:table-cell office:value-type="float" office:value="0.5">
                <text:p>0.5</text:p>
                <draw:g>
                  <svg:desc>Sheet1.D2:Sheet1.D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">
                <text:p>118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1">
                <text:p>221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">
                <text:p>347</text:p>
              </table:table-cell>
              <table:table-cell office:value-type="float" office:value="0.3828125">
                <text:p>0.382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">
                <text:p>495</text:p>
              </table:table-cell>
              <table:table-cell office:value-type="float" office:value="0.36328125">
                <text:p>0.3632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3">
                <text:p>663</text:p>
              </table:table-cell>
              <table:table-cell office:value-type="float" office:value="0.34765625">
                <text:p>0.3476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1">
                <text:p>851</text:p>
              </table:table-cell>
              <table:table-cell office:value-type="float" office:value="0.3359375">
                <text:p>0.3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8">
                <text:p>1058</text:p>
              </table:table-cell>
              <table:table-cell office:value-type="float" office:value="0.32421875">
                <text:p>0.3242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4">
                <text:p>1284</text:p>
              </table:table-cell>
              <table:table-cell office:value-type="float" office:value="0.31640625">
                <text:p>0.316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9">
                <text:p>1529</text:p>
              </table:table-cell>
              <table:table-cell office:value-type="float" office:value="0.3046875">
                <text:p>0.304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93">
                <text:p>1793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76">
                <text:p>2076</text:p>
              </table:table-cell>
              <table:table-cell office:value-type="float" office:value="0.2890625">
                <text:p>0.28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8">
                <text:p>2378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99">
                <text:p>2699</text:p>
              </table:table-cell>
              <table:table-cell office:value-type="float" office:value="0.27734375">
                <text:p>0.2773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39">
                <text:p>3039</text:p>
              </table:table-cell>
              <table:table-cell office:value-type="float" office:value="0.26953125">
                <text:p>0.269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99">
                <text:p>3399</text:p>
              </table:table-cell>
              <table:table-cell office:value-type="float" office:value="0.265625">
                <text:p>0.2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78">
                <text:p>3778</text:p>
              </table:table-cell>
              <table:table-cell office:value-type="float" office:value="0.2578125">
                <text:p>0.257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77">
                <text:p>4177</text:p>
              </table:table-cell>
              <table:table-cell office:value-type="float" office:value="0.25390625">
                <text:p>0.25390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6">
                <text:p>459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36">
                <text:p>5036</text:p>
              </table:table-cell>
              <table:table-cell office:value-type="float" office:value="0.2421875">
                <text:p>0.2421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97">
                <text:p>5497</text:p>
              </table:table-cell>
              <table:table-cell office:value-type="float" office:value="0.23828125">
                <text:p>0.23828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79">
                <text:p>5979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83">
                <text:p>6483</text:p>
              </table:table-cell>
              <table:table-cell office:value-type="float" office:value="0.23046875">
                <text:p>0.23046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9">
                <text:p>7009</text:p>
              </table:table-cell>
              <table:table-cell office:value-type="float" office:value="0.2265625">
                <text:p>0.226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58">
                <text:p>7558</text:p>
              </table:table-cell>
              <table:table-cell office:value-type="float" office:value="0.22265625">
                <text:p>0.22265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30">
                <text:p>8130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26">
                <text:p>8726</text:p>
              </table:table-cell>
              <table:table-cell office:value-type="float" office:value="0.21484375">
                <text:p>0.2148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46">
                <text:p>9346</text:p>
              </table:table-cell>
              <table:table-cell office:value-type="float" office:value="0.2109375">
                <text:p>0.210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91">
                <text:p>9991</text:p>
              </table:table-cell>
              <table:table-cell office:value-type="float" office:value="0.20703125">
                <text:p>0.2070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661">
                <text:p>10661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358">
                <text:p>11358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82">
                <text:p>12082</text:p>
              </table:table-cell>
              <table:table-cell office:value-type="float" office:value="0.19921875">
                <text:p>0.1992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34">
                <text:p>12834</text:p>
              </table:table-cell>
              <table:table-cell office:value-type="float" office:value="0.1953125">
                <text:p>0.195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14">
                <text:p>13614</text:p>
              </table:table-cell>
              <table:table-cell office:value-type="float" office:value="0.19140625">
                <text:p>0.19140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24">
                <text:p>14424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265">
                <text:p>1526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137">
                <text:p>16137</text:p>
              </table:table-cell>
              <table:table-cell office:value-type="float" office:value="0.18359375">
                <text:p>0.1835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042">
                <text:p>17042</text:p>
              </table:table-cell>
              <table:table-cell office:value-type="float" office:value="0.1796875">
                <text:p>0.1796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981">
                <text:p>17981</text:p>
              </table:table-cell>
              <table:table-cell office:value-type="float" office:value="0.17578125">
                <text:p>0.17578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55">
                <text:p>18955</text:p>
              </table:table-cell>
              <table:table-cell office:value-type="float" office:value="0.17578125">
                <text:p>0.17578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65">
                <text:p>1996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13">
                <text:p>21013</text:p>
              </table:table-cell>
              <table:table-cell office:value-type="float" office:value="0.16796875">
                <text:p>0.16796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101">
                <text:p>22101</text:p>
              </table:table-cell>
              <table:table-cell office:value-type="float" office:value="0.16796875">
                <text:p>0.16796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230">
                <text:p>23230</text:p>
              </table:table-cell>
              <table:table-cell office:value-type="float" office:value="0.1640625">
                <text:p>0.164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402">
                <text:p>24402</text:p>
              </table:table-cell>
              <table:table-cell office:value-type="float" office:value="0.16015625">
                <text:p>0.1601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618">
                <text:p>25618</text:p>
              </table:table-cell>
              <table:table-cell office:value-type="float" office:value="0.16015625">
                <text:p>0.16015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881">
                <text:p>26881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193">
                <text:p>28193</text:p>
              </table:table-cell>
              <table:table-cell office:value-type="float" office:value="0.15234375">
                <text:p>0.1523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57">
                <text:p>29557</text:p>
              </table:table-cell>
              <table:table-cell office:value-type="float" office:value="0.15234375">
                <text:p>0.15234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975">
                <text:p>30975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450">
                <text:p>32450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986">
                <text:p>33986</text:p>
              </table:table-cell>
              <table:table-cell office:value-type="float" office:value="0.14453125">
                <text:p>0.14453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586">
                <text:p>35586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253">
                <text:p>37253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992">
                <text:p>38992</text:p>
              </table:table-cell>
              <table:table-cell office:value-type="float" office:value="0.13671875">
                <text:p>0.13671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808">
                <text:p>40808</text:p>
              </table:table-cell>
              <table:table-cell office:value-type="float" office:value="0.13671875">
                <text:p>0.13671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707">
                <text:p>42707</text:p>
              </table:table-cell>
              <table:table-cell office:value-type="float" office:value="0.1328125">
                <text:p>0.1328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694">
                <text:p>44694</text:p>
              </table:table-cell>
              <table:table-cell office:value-type="float" office:value="0.12890625">
                <text:p>0.1289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776">
                <text:p>46776</text:p>
              </table:table-cell>
              <table:table-cell office:value-type="float" office:value="0.12890625">
                <text:p>0.1289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961">
                <text:p>4896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258">
                <text:p>5125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677">
                <text:p>53677</text:p>
              </table:table-cell>
              <table:table-cell office:value-type="float" office:value="0.12109375">
                <text:p>0.12109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230">
                <text:p>56230</text:p>
              </table:table-cell>
              <table:table-cell office:value-type="float" office:value="0.1171875">
                <text:p>0.117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932">
                <text:p>58932</text:p>
              </table:table-cell>
              <table:table-cell office:value-type="float" office:value="0.1171875">
                <text:p>0.117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799">
                <text:p>61799</text:p>
              </table:table-cell>
              <table:table-cell office:value-type="float" office:value="0.11328125">
                <text:p>0.11328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851">
                <text:p>64851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113">
                <text:p>68113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617">
                <text:p>71617</text:p>
              </table:table-cell>
              <table:table-cell office:value-type="float" office:value="0.10546875">
                <text:p>0.1054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401">
                <text:p>75401</text:p>
              </table:table-cell>
              <table:table-cell office:value-type="float" office:value="0.1015625">
                <text:p>0.1015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517">
                <text:p>79517</text:p>
              </table:table-cell>
              <table:table-cell office:value-type="float" office:value="0.1015625">
                <text:p>0.101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035">
                <text:p>84035</text:p>
              </table:table-cell>
              <table:table-cell office:value-type="float" office:value="0.09765625">
                <text:p>0.09765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053">
                <text:p>89053</text:p>
              </table:table-cell>
              <table:table-cell office:value-type="float" office:value="0.09375">
                <text:p>0.09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